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20pt" style:font-size-asian="20pt" style:font-size-complex="20pt"/>
    </style:style>
    <style:style style:name="P5" style:family="paragraph" style:parent-style-name="Standard">
      <style:text-properties fo:font-size="22pt" style:font-size-asian="22pt" style:font-size-complex="22pt"/>
    </style:style>
    <style:style style:name="P6" style:family="paragraph" style:parent-style-name="Standard">
      <style:text-properties fo:font-size="13pt" style:font-size-asian="13pt" style:font-size-complex="13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24pt" fo:font-weight="normal" style:font-size-asian="24pt" style:font-weight-asian="normal" style:font-size-complex="24pt" style:font-weight-complex="normal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8pt" fo:font-weight="normal" style:font-size-asian="18pt" style:font-weight-asian="normal" style:font-size-complex="18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ocolate Toffee Crunch Bars</text:p>
      <text:p text:style-name="P6">Makes: 24</text:p>
      <text:p text:style-name="P3"/>
      <text:p text:style-name="P5">INGREDIENTS </text:p>
      <text:p text:style-name="P5">3 <text:s text:c="5"/>cups graham cracker crumbs</text:p>
      <text:p text:style-name="P5">¼ <text:s text:c="3"/>cup packed brown sugar</text:p>
      <text:p text:style-name="P5"><text:span text:style-name="T7">½</text:span><text:span text:style-name="T7"> </text:span><text:span text:style-name="T7"><text:s text:c="4"/>cup butter, melted</text:span></text:p>
      <text:p text:style-name="P5"><text:span text:style-name="T7">½ </text:span><text:span text:style-name="T7"><text:s text:c="3"/>cup finely chopped walnuts</text:span></text:p>
      <text:p text:style-name="P5"><text:span text:style-name="T7">1 <text:s text:c="5"/>cup semisweet chocolate chips</text:span></text:p>
      <text:p text:style-name="P5"><text:span text:style-name="T7">½ <text:s text:c="3"/>cup packed brown sugar</text:span></text:p>
      <text:p text:style-name="P5"><text:span text:style-name="T7">½ <text:s text:c="3"/>cup butter</text:span></text:p>
      <text:p text:style-name="P5"><text:span text:style-name="T7"/></text:p>
      <text:p text:style-name="P5"><text:span text:style-name="T7">DIRECTIONS</text:span></text:p>
      <text:p text:style-name="P5"><text:span text:style-name="T7">Preheat oven to 350 degrees.</text:span></text:p>
      <text:p text:style-name="P5"><text:span text:style-name="T7">In a medium bowl, mix together graham cracker crumbs, ¼ cup brown sugar, and ½</text:span><text:span text:style-name="T7"> </text:span><text:span text:style-name="T7"><text:s/>cup melted butter.</text:span></text:p>
      <text:p text:style-name="P5"><text:span text:style-name="T7">Press into the bottom of an ungreased 9x13 inch pan.</text:span></text:p>
      <text:p text:style-name="P5"><text:span text:style-name="T7">Bake for 8 to 10 minutes in a preheated oven.</text:span></text:p>
      <text:p text:style-name="P5"><text:span text:style-name="T7">In a saucepan, combine ½ cup butter and ½ cup brown sugar. <text:s/>Cook over moderate heat, stirring constantly, until mixture comes to a boil; boil for 1 minute.</text:span></text:p>
      <text:p text:style-name="P5"><text:span text:style-name="T7">Pour immediately over baked cookie base.</text:span></text:p>
      <text:p text:style-name="P5"><text:span text:style-name="T7">Bake for 10 more minutes. <text:s/>Remove from oven, and sprinkle with chocolate chips. <text:s/>Let stand 2 to 3 minutes,</text:span></text:p>
      <text:p text:style-name="P5"><text:span text:style-name="T7">until chips are shiny and soft.</text:span></text:p>
      <text:p text:style-name="P5"><text:span text:style-name="T7">Spread the softened chocolate evenly over the top.</text:span></text:p>
      <text:p text:style-name="P5"><text:span text:style-name="T7">Sprinkle with chopped nuts.</text:span></text:p>
      <text:p text:style-name="P4"><text:soft-page-break/><text:span text:style-name="T9"/></text:p>
      <text:p text:style-name="P4"><text:span text:style-name="T9"/>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7T11:52:04</meta:creation-date>
    <meta:document-statistic meta:table-count="0" meta:image-count="0" meta:object-count="0" meta:page-count="2" meta:paragraph-count="21" meta:word-count="154" meta:character-count="884"/>
    <dc:date>2011-08-07T12:21:52</dc:date>
    <dc:creator>Robert Houk</dc:creator>
    <meta:editing-duration>PT00H07M07S</meta:editing-duration>
    <meta:editing-cycles>1</meta:editing-cycles>
    <meta:generator>OpenOffice.org/3.2$Unix OpenOffice.org_project/320m18$Build-9502</meta:generator>
  </office:meta>
</office:document-meta>
</file>